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5.2" svg:font-family="SUN5.2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15.14pt"/>
    </style:style>
    <style:style style:name="co4" style:family="table-column">
      <style:table-column-properties fo:break-before="auto" style:column-width="32.71pt"/>
    </style:style>
    <style:style style:name="co5" style:family="table-column">
      <style:table-column-properties fo:break-before="auto" style:column-width="74.21pt"/>
    </style:style>
    <style:style style:name="co6" style:family="table-column">
      <style:table-column-properties fo:break-before="auto" style:column-width="13.44pt"/>
    </style:style>
    <style:style style:name="co7" style:family="table-column">
      <style:table-column-properties fo:break-before="auto" style:column-width="446.66pt"/>
    </style:style>
    <style:style style:name="co8" style:family="table-column">
      <style:table-column-properties fo:break-before="auto" style:column-width="190.3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font-name="SUN5.2"/>
    </style:style>
    <style:style style:name="ce3" style:family="table-cell" style:parent-style-name="Default">
      <style:text-properties style:font-name="SUN5.2" fo:font-size="26pt" style:font-size-asian="26pt" style:font-size-complex="26pt"/>
    </style:style>
    <style:style style:name="ce4" style:family="table-cell" style:parent-style-name="Default" style:data-style-name="N100">
      <style:text-properties style:font-name="SUN5.2"/>
    </style:style>
  </office:automatic-styles>
  <office:body>
    <office:spreadsheet>
      <table:calculation-settings table:automatic-find-labels="false" table:use-regular-expressions="false" table:use-wildcards="true"/>
      <table:table table:name="allmerged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: day,s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grain,wheat: harves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ife,live,alive: good: heart</text:p>
          </table:table-cell>
          <table:table-cell office:value-type="string" calcext:value-type="string">
            <text:p>dwell</text:p>
          </table:table-cell>
        </table:table-row>
        <table:table-row table:style-name="ro1">
          <table:table-cell/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l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can</text:p>
          </table:table-cell>
        </table:table-row>
        <table:table-row table:style-name="ro1">
          <table:table-cell/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mouth,said,speak: good: praise,worshi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mity,hate: love,compassion: no,not: thi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thing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/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y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end,finish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,equal: mouth,said,spea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hurt: knife,cut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write,p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il,dirt,ground_soil: land,gro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peak,said: me,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rise,asce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</text:p>
          </table:table-cell>
        </table:table-row>
        <table:table-row table:style-name="ro1">
          <table:table-cell/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: very 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et,water: no,not: plant,tree,woo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good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crooked: no,not: straigh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et,water: go,travel,journe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fe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insec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: back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ain,hurt: knife,cut: he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not,no: goo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no,not: soft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hiel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e,rescue: very: help: people;straight: village: many: neighbor: house: ne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o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t:permiss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: one</text:p>
          </table:table-cell>
          <table:table-cell office:value-type="string" calcext:value-type="string">
            <text:p>only</text:p>
          </table:table-cell>
        </table:table-row>
        <table:table-row table:style-name="ro1">
          <table:table-cell/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: gift: hand: love,compassio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etern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good</text:p>
          </table:table-cell>
          <table:table-cell office:value-type="string" calcext:value-type="string">
            <text:p>amaz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: mouth.said,speak: good</text:p>
          </table:table-cell>
          <table:table-cell office:value-type="string" calcext:value-type="string">
            <text:p>amaze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ophesy: eye,see: forward,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mouth: hear,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ke,create: han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et,water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backward: time,when: man: love,compassi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goo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spirit: no,not: pers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cut,knife</text:p>
          </table:table-cell>
          <table:table-cell office:value-type="string" calcext:value-type="string">
            <text:p>Hannah</text:p>
          </table:table-cell>
        </table:table-row>
        <table:table-row table:style-name="ro1">
          <table:table-cell/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uth,said,speak: near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inst: backward: to,forward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gainst: backward: forward,to: family: house: love,compassio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plit,divide,division,separate</text:p>
          </table:table-cell>
          <table:table-cell office:value-type="string" calcext:value-type="string">
            <text:p>reckon:counted:credit</text:p>
          </table:table-cell>
        </table:table-row>
        <table:table-row table:style-name="ro1">
          <table:table-cell/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,destroy: knife,cut: person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ollow: people: to,forward</text:p>
          </table:table-cell>
          <table:table-cell office:value-type="string" calcext:value-type="string">
            <text:p>discip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reve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 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t,food,meal: mouth,said,speak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,ground,earth: desert,wilderness: no,not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cil: body: lead,leader: to,forward: person: hill: small,few: mountai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rest,sleep,lie_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: house: not,no: heart: land,ground,earth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cend</text:p>
          </table:table-cell>
        </table:table-row>
        <table:table-row table:style-name="ro1">
          <table:table-cell/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crown,ruler,king,lor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qual,same: mouth,said,spea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: body: pers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ier: person: war,fight,battle: many</text:p>
          </table:table-cell>
          <table:table-cell office:value-type="string" calcext:value-type="string">
            <text:p>cohort</text:p>
          </table:table-cell>
        </table:table-row>
        <table:table-row table:style-name="ro1">
          <table:table-cell/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happy,jo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han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bound:chain</text:p>
          </table:table-cell>
        </table:table-row>
        <table:table-row table:style-name="ro1">
          <table:table-cell/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happy,joy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i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ai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: hear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ction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stioned</text:p>
          </table:table-cell>
        </table:table-row>
        <table:table-row table:style-name="ro1">
          <table:table-cell/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: village: many: neighbor: hou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,travel,journ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orant,ignoranc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,when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: people</text:p>
          </table:table-cell>
          <table:table-cell office:value-type="string" calcext:value-type="string">
            <text:p>help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rite,pen</text:p>
          </table:table-cell>
          <table:table-cell office:value-type="string" calcext:value-type="string">
            <text:p>writer:author:scrib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rest,sleep,lie_dow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help: attendant,helper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: hand: .: silence,quiet: mouth,said,speak: no,not: thing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: knowledge,know: land,ground,earth: ignorant,ignorance,confus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bo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oney,wealth,wealthy: han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z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sm</text:p>
          </table:table-cell>
        </table:table-row>
        <table:table-row table:style-name="ro1">
          <table:table-cell/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ppy,joy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ee,freedom: he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water,w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see,eye: blin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net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:figh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with: equal,same: peop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no,not: g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ifu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purpose:reas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conve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thi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,sleep,lie_down: straight</text:p>
          </table:table-cell>
          <table:table-cell office:value-type="string" calcext:value-type="string">
            <text:p>mattress</text:p>
          </table:table-cell>
        </table:table-row>
        <table:table-row table:style-name="ro1">
          <table:table-cell/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o,not: good: spirit: person: satan</text:p>
          </table:table-cell>
          <table:table-cell office:value-type="string" calcext:value-type="string">
            <text:p>Sat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outh,said,speak: love,compassion: hear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h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faith</text:p>
          </table:table-cell>
        </table:table-row>
        <table:table-row table:style-name="ro1">
          <table:table-cell/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: people: to,forward: crown,ruler,king,lord: cross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prevail,triumph,victory: crown,ruler,king,lord: war,fight,batt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hurt,pain: knife,cut: heart: village: many: neighbor,near,hous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person: small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n,birth: land ,ground,earth: beginning,star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vest: hand: grain,wheat: village: many: neighbor,house,nea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an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stic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Scrip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orn</text:p>
          </table:table-cell>
        </table:table-row>
        <table:table-row table:style-name="ro1">
          <table:table-cell/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: knife,cut: all,whole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: moon,nigh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: crown,ruler,king,lord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plant,tree,woo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man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eye,se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wet,wat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id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forward,t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d:lear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irt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arrest:cha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: dow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,plant,woo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aid,fear: no,not: mouth,said,speak: heart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loa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whole,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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sigh</text:p>
          </table:table-cell>
        </table:table-row>
        <table:table-row table:style-name="ro1">
          <table:table-cell/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tart,beginning: love,compassi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un,da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carry</text:p>
          </table:table-cell>
        </table:table-row>
        <table:table-row table:style-name="ro1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met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ake: hand: pers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big: measure: perso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death,dead,die: no,not: hear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fabric,cloth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/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ig: ruler,king,crown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crown,ruler,king,lord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urderer: cross: knife,cut: person: kill,destr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ve: hand: 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beck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ab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d: big: grass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mise: mouth,said,speak: work,do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e: land,ground,eart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hear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thing: tree,plant,w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bring</text:p>
          </table:table-cell>
        </table:table-row>
        <table:table-row table:style-name="ro1">
          <table:table-cell/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: to,forward: hand: equal,same: land,ground,earth: church,temple</text:p>
          </table:table-cell>
          <table:table-cell office:value-type="string" calcext:value-type="string">
            <text:p>tri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n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lauda</text:p>
          </table:table-cell>
        </table:table-row>
        <table:table-row table:style-name="ro1">
          <table:table-cell/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,few: village: many: neighbor: house: ne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ook,read,learn: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,leader: to,forward: person: war,fight,bat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: time,whe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arrest:boun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</text:p>
          </table:table-cell>
        </table:table-row>
        <table:table-row table:style-name="ro1">
          <table:table-cell/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r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p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: chair,si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land: wet,water: land,ground,earth: cold: no,not: fire,heat,ho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,no: good: hot,fire,heat: village: many: neighbor,house,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king,ruler,crown,lord: anointed: mouth,said,speak: near: person</text:p>
          </table:table-cell>
          <table:table-cell office:value-type="string" calcext:value-type="string">
            <text:p>Messiah</text:p>
          </table:table-cell>
        </table:table-row>
        <table:table-row table:style-name="ro1">
          <table:table-cell/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: people: to,forward: crown,ruler.king,lord: cross</text:p>
          </table:table-cell>
          <table:table-cell office:value-type="string" calcext:value-type="string">
            <text:p>Believ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building</text:p>
          </table:table-cell>
          <table:table-cell office:value-type="string" calcext:value-type="string">
            <text:p>temple</text:p>
          </table:table-cell>
        </table:table-row>
        <table:table-row table:style-name="ro1">
          <table:table-cell/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mouth,speak,sa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: face: fabric,clothing: land,ground,earth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e</text:p>
          </table:table-cell>
        </table:table-row>
        <table:table-row table:style-name="ro1">
          <table:table-cell/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very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auda</text:p>
          </table:table-cell>
        </table:table-row>
        <table:table-row table:style-name="ro1">
          <table:table-cell/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walk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pure</text:p>
          </table:table-cell>
        </table:table-row>
        <table:table-row table:style-name="ro1">
          <table:table-cell/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ll,whole: know,knowle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abric,clothing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ear: cross</text:p>
          </table:table-cell>
          <table:table-cell office:value-type="string" calcext:value-type="string">
            <text:p>Didymu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to_cloth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bri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: village: many: neighbor: house: nea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ar,fight,battle: many</text:p>
          </table:table-cell>
          <table:table-cell office:value-type="string" calcext:value-type="string">
            <text:p>arm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fire,heat,ho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visit:com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depa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pers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assurance</text:p>
          </table:table-cell>
        </table:table-row>
        <table:table-row table:style-name="ro1">
          <table:table-cell/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understand,understanding: know,knowledge: ver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: dow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become_person</text:p>
          </table:table-cell>
        </table:table-row>
        <table:table-row table:style-name="ro1">
          <table:table-cell/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: cup,drink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un,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rd: soft: no,not: th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<text:s/> 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chair,si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Apelles:credi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na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riend: love,compassio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ield,farm: grain,wheat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afraid,fear: mouth,said,speak: heart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church,templ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promise: very: work,d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re,like,want: heart: love,compassion: you: thing</text:p>
          </table:table-cell>
          <table:table-cell office:value-type="string" calcext:value-type="string">
            <text:p>envy</text:p>
          </table:table-cell>
        </table:table-row>
        <table:table-row table:style-name="ro1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/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d: crown,ruler,king,lord: man: house: make,create: hand: perso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Apelles:counted</text:p>
          </table:table-cell>
        </table:table-row>
        <table:table-row table:style-name="ro1">
          <table:table-cell/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sh: soft: person: island: wet,wat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oked: no,not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straigh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ltitu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king:l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: knife,cut: person: cros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wet,wate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n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: fire,heat,ho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wind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,whole: night,moon: land,ground,earth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pill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le,all: work,d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ife</text:p>
          </table:table-cell>
        </table:table-row>
        <table:table-row table:style-name="ro1">
          <table:table-cell/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island: wet,water: land,ground.earth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t: big: mouth,said,speak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: hand: wet,water: village: many: neighbor: house: nea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o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ight: eye,see: sun,da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ppointed: mouth,said,speak: near: person: call,beck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t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,e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d</text:p>
          </table:table-cell>
        </table:table-row>
        <table:table-row table:style-name="ro1">
          <table:table-cell/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: land,ground,ear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ption:false:lead_astr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good: measure: deceive,deception,lie,false,lead_astray</text:p>
          </table:table-cell>
          <table:table-cell office:value-type="string" calcext:value-type="string">
            <text:p>hypocr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good: measure</text:p>
          </table:table-cell>
          <table:table-cell office:value-type="string" calcext:value-type="string">
            <text:p>lie:deceive:false:lead_astra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pth</text:p>
          </table:table-cell>
        </table:table-row>
        <table:table-row table:style-name="ro1">
          <table:table-cell/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w,to_plant: seed: plant,tree,wood: small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spirit: pers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money,wealth,wealth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: know,knowledg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come_ou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ep</text:p>
          </table:table-cell>
        </table:table-row>
        <table:table-row table:style-name="ro1">
          <table:table-cell/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sh: soft: person: village: many: neighbor: house: nea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to,forward: small,few: peop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no,not: tree,plant,wood</text:p>
          </table:table-cell>
          <table:table-cell office:value-type="string" calcext:value-type="string">
            <text:p>wilder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ea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like:wa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wo: mind,think: know,knowledge: head: face</text:p>
          </table:table-cell>
          <table:table-cell office:value-type="string" calcext:value-type="string">
            <text:p>Clopa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ead:deat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ill: cup,drin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ground_soi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imp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ollow: people: to,forward</text:p>
          </table:table-cell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,bound,imprisoned,arrest: hear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sic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w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bellion:disobe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bellion:disobedienc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lit:division:separat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lit:divide:separa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split,division,divide,separat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eal: hand: happy,joy: heart</text:p>
          </table:table-cell>
          <table:table-cell office:value-type="string" calcext:value-type="string">
            <text:p>heal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anima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land,ground,earth: knife,cu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hors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</text:p>
          </table:table-cell>
          <table:table-cell office:value-type="string" calcext:value-type="string">
            <text:p>Dorcu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hors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unbelie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mouth,said,speak: grain,wh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rest,sleep,lie_down: love,compassi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: rest,sleep,lie_down</text:p>
          </table:table-cell>
          <table:table-cell office:value-type="string" calcext:value-type="string">
            <text:p>visi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p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wet,wat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wet,wat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art: land,ground,earth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ife,alive,live: good: heart</text:p>
          </table:table-cell>
          <table:table-cell office:value-type="string" calcext:value-type="string">
            <text:p>abid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deserv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ground:land:pla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shak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work,d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food</text:p>
          </table:table-cell>
        </table:table-row>
        <table:table-row table:style-name="ro1">
          <table:table-cell/>
          <table:table-cell office:value-type="string" calcext:value-type="string">
            <text:p></text:p>
          </table:table-cell>
          <table:table-cell office:value-type="string" calcext:value-type="string">
            <text:p>Eber <text:s/>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rough,pass: thing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: land,ground,earth: thing: perso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,whe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ew: lead,leader: to,forwar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: love,compassion: or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 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Heli</text:p>
          </table:table-cell>
        </table:table-row>
        <table:table-row table:style-name="ro1">
          <table:table-cell/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t,fire,h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an,power,ability: person: knife,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mazing,amazing: person: mouth,said,speak: good: praise,worship,exa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promise: mouth,speak,said: work: v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tre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,heat,hot: wet,water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nkey: small: horse</text:p>
          </table:table-cell>
          <table:table-cell office:value-type="string" calcext:value-type="string">
            <text:p>Hamo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no,no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hear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i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here: very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riend: love,compassion: no,no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hate</text:p>
          </table:table-cell>
        </table:table-row>
        <table:table-row table:style-name="ro1">
          <table:table-cell/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each,teaching: mouth,speak.said: book,learn,re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ead,death,die: no,not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: you: thing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/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reeting: mouth,said,spea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fru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happy,joy: purpose,because,reason,therefore: know,knowledge: ?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eautiful,beauty: eye,see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ir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ide: thing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alway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always:eternal</text:p>
          </table:table-cell>
        </table:table-row>
        <table:table-row table:style-name="ro1">
          <table:table-cell/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,whole: moon,night: land,ground,earth</text:p>
          </table:table-cell>
          <table:table-cell office:value-type="string" calcext:value-type="string">
            <text:p>Cush</text:p>
          </table:table-cell>
        </table:table-row>
        <table:table-row table:style-name="ro1">
          <table:table-cell/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ircumcise,circumcision: knife,cut: flesh: sof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</text:p>
          </table:table-cell>
          <table:table-cell office:value-type="string" calcext:value-type="string">
            <text:p>Euth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est,lie_down,slee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gospel,good_news: book,learn,read: goo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,night: straight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all,whol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all,whol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prai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oth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boat: village: many: neighbor: house: ne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belie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ne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descen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table:style-name="ce4"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rue,truth: good: measure</text:p>
          </table:table-cell>
          <table:table-cell office:value-type="string" calcext:value-type="string">
            <text:p>lie:deceive:deception:false:lead_astra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rain,whea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mouth,said,spea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ow,to_plant: hand: seed: grain,wheat: small,few</text:p>
          </table:table-cell>
          <table:table-cell office:value-type="string" calcext:value-type="string">
            <text:p>s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eat,food,meal: mouth,said,speak: thing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o,forwar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lesh: soft: pers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water,w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afrai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eat,food,meal: mouth,said,speak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ig: money,wealth,wealth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:battl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search: hand: eye,se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Acts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:hea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h: perso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ake: hand: perso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pers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grain,whea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hing: mouth,said,speak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: to,forwar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ea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wisdom,wise: know,knowledge: 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gi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.ground,earth</text:p>
          </table:table-cell>
          <table:table-cell office:value-type="string" calcext:value-type="string">
            <text:p>sojourner:gentile</text:p>
          </table:table-cell>
        </table:table-row>
        <table:table-row table:style-name="ro1">
          <table:table-cell/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thing: back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many: plant,tree,woo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and,ground,earth: root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small,few: animal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perfum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dom</text:p>
          </table:table-cell>
        </table:table-row>
        <table:table-row table:style-name="ro1">
          <table:table-cell/>
          <table:table-cell office:value-type="string" calcext:value-type="string">
            <text:p></text:p>
          </table:table-cell>
          <table:table-cell office:value-type="string" calcext:value-type="string">
            <text:p>Freedma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ee,freedo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ove,compassi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eye,see: to,forwar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useles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angel: good: spirit: no,no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erasenes</text:p>
          </table:table-cell>
        </table:table-row>
        <table:table-row table:style-name="ro1">
          <table:table-cell/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hand: love,compassion</text:p>
          </table:table-cell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ound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cross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cripture,bible,word of god: book,learn,read: cros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: do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(peopl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gether(things)</text:p>
          </table:table-cell>
        </table:table-row>
        <table:table-row table:style-name="ro1">
          <table:table-cell/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: ability,can,power: hand: big: knife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small,few: 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sojourner:foreign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nes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adara</text:p>
          </table:table-cell>
        </table:table-row>
        <table:table-row table:style-name="ro1">
          <table:table-cell/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l: land,ground,earth: money,wealth,wealthy: wet,wat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praise,worship,exalt: mouth,said,speak: goo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food,eat,meal: mouth,said,speak: th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ip:go:journey:trav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lower_ver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: soft: b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: man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saint:righteous_per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ull: land,ground,earth: face</text:p>
          </table:table-cell>
          <table:table-cell office:value-type="string" calcext:value-type="string">
            <text:p>Joda</text:p>
          </table:table-cell>
        </table:table-row>
        <table:table-row table:style-name="ro1">
          <table:table-cell/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good: person: village: many: neighbor,house,ne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od_new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crown,ruler,king,lord</text:p>
          </table:table-cell>
          <table:table-cell office:value-type="string" calcext:value-type="string">
            <text:p>proconsu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knife,cu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a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efu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tomb</text:p>
          </table:table-cell>
        </table:table-row>
        <table:table-row table:style-name="ro1">
          <table:table-cell/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ke: land,ground,earth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desire,like,want: love,compassion: hear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appy,jo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: man: love,compassi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earth:land:place</text:p>
          </table:table-cell>
        </table:table-row>
        <table:table-row table:style-name="ro1">
          <table:table-cell/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dir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en:growt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en:grow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swor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greeting: mouth,said,speak: happy,jo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nkey: small,few: horse</text:p>
          </table:table-cell>
          <table:table-cell office:value-type="string" calcext:value-type="string">
            <text:p>Emm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knife,cut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y</text:p>
          </table:table-cell>
        </table:table-row>
        <table:table-row table:style-name="ro1">
          <table:table-cell/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no,no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grain,wh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grain,whea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enm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ealth,healthy: happy,joy: hear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ealth,healthy: hand: happy,joy: heart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r:ea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:fi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crown,ruler,king,lord: man: love,compass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big: meas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land,ground,earth: book,learn,read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: land,ground,eart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son,sons: small,few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 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El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: fire,heat,ho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peop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: people: help</text:p>
          </table:table-cell>
          <table:table-cell office:value-type="string" calcext:value-type="string">
            <text:p>attenda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r: no,not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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near: bad: good: spiri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: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crown,king,ruler,lord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good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can,ability,power: big: knife,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l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under: thing: 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: small,few: mountai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ney,wealth,wealth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bea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: swee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swo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desire,like,want: love,compassion: hear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: time,w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arch: hand: eye,se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:fire:hea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arou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mouth,said,speak: 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mouth,said,speak: ?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y: start,beginning: pers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ility</text:p>
          </table:table-cell>
        </table:table-row>
        <table:table-row table:style-name="ro1">
          <table:table-cell/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bad: no,not: good: me,i</text:p>
          </table:table-cell>
          <table:table-cell office:value-type="string" calcext:value-type="string">
            <text:p>sham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eat,food,meal: mouth,said,speak: thing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heart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sing,song: mouth,said,speak: dance: walk: happy,jo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deceive,deception,false,lead_astray,lie: no,not: good: measure</text:p>
          </table:table-cell>
          <table:table-cell office:value-type="string" calcext:value-type="string">
            <text:p>deceiv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</text:p>
          </table:table-cell>
        </table:table-row>
        <table:table-row table:style-name="ro1">
          <table:table-cell/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,travel,trip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,quiet: no,not: mouth,said,speak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ir: land,ground,earth: fac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ce</text:p>
          </table:table-cell>
        </table:table-row>
        <table:table-row table:style-name="ro1">
          <table:table-cell/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th,said,speak: land,ground,ear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easu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ime,when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an,ability,power: big: knife,cu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rest:bound:chai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dir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s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fume,fragrant: good: nose,smell: gift: hand: love,compass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small,few: ma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: no,not: soft: me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appy,joy: laug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e: person: thing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ugh,pass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temple,church: mouth,said,speak: author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?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no,not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esus_not_Christ</text:p>
          </table:table-cell>
        </table:table-row>
        <table:table-row table:style-name="ro1">
          <table:table-cell/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.ruler,lord: stay: person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d, grie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: dow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,sleep,lie_down: love,compassion: village: many: neighbor: house,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ift: hand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: c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a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is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</text:p>
          </table:table-cell>
        </table:table-row>
        <table:table-row table:style-name="ro1">
          <table:table-cell/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xalt,praise,worship: mouth,said,speak: good</text:p>
          </table:table-cell>
          <table:table-cell office:value-type="string" calcext:value-type="string">
            <text:p>Golgotha</text:p>
          </table:table-cell>
        </table:table-row>
        <table:table-row table:style-name="ro1">
          <table:table-cell/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_the_Disciple</text:p>
          </table:table-cell>
        </table:table-row>
        <table:table-row table:style-name="ro1">
          <table:table-cell/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/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 : f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you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tiful,beauty: good: eye,se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word: part,s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baptism,baptize: wet,water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praise,worship,exalt: mouth,said,speak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 : up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ason:Jesus_not_Christ</text:p>
          </table:table-cell>
        </table:table-row>
        <table:table-row table:style-name="ro1">
          <table:table-cell/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mall,few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ip:go:trave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ppy</text:p>
          </table:table-cell>
        </table:table-row>
        <table:table-row table:style-name="ro1">
          <table:table-cell/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s_not_Iscariot</text:p>
          </table:table-cell>
        </table:table-row>
        <table:table-row table:style-name="ro1">
          <table:table-cell/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s</text:p>
          </table:table-cell>
        </table:table-row>
        <table:table-row table:style-name="ro1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as:Judas_not_Iscariot</text:p>
          </table:table-cell>
        </table:table-row>
        <table:table-row table:style-name="ro1">
          <table:table-cell/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,exalt: mouth: good: land,ground,eart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e</text:p>
          </table:table-cell>
        </table:table-row>
        <table:table-row table:style-name="ro1">
          <table:table-cell/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straight: h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oked: no,not: straight: hair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mall,few: time,whe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hand: equal,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: hand: person: righteous,righteousness: good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ighteous,righteousness: good: work,d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ve: hand: .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no,not: close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: moon,night: color: valle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crown:l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atch: thing: ne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c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: person: straight: dow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t</text:p>
          </table:table-cell>
        </table:table-row>
        <table:table-row table:style-name="ro1">
          <table:table-cell/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o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wled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w</text:p>
          </table:table-cell>
        </table:table-row>
        <table:table-row table:style-name="ro1">
          <table:table-cell/>
          <table:table-cell office:value-type="string" calcext:value-type="string">
            <text:p> 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rm: bi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thin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thing: tab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earth:ground:pla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ountry,nation: big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: face: village: many: neighbor: house: near</text:p>
          </table:table-cell>
          <table:table-cell office:value-type="string" calcext:value-type="string">
            <text:p>lots:lo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r:la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knife,cut: tongue: mouth,said,speak: fabric,clothin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t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fu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/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mouth,said,spea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lead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lea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,tree,wood: th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d:bo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oney,wealth,wealth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small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,fabric: anima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come_out:depa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loaf,bread: mouth,said,speak: grain,whea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man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ad,grieve: he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book,read,lear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ir</text:p>
          </table:table-cell>
        </table:table-row>
        <table:table-row table:style-name="ro1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ystra</text:p>
          </table:table-cell>
        </table:table-row>
        <table:table-row table:style-name="ro1">
          <table:table-cell/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:lead_astr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eep:r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al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u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sun,d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m: eye,se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:wa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all,whole: fabric,cloth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alive:lif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pati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crown:k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 : search: hand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 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ts:Lase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sea:l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ssi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dow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go_down</text:p>
          </table:table-cell>
        </table:table-row>
        <table:table-row table:style-name="ro1">
          <table:table-cell/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ight: eye,see: day,su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wild: rest,sleep,lie_down: love,compass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sensuality</text:p>
          </table:table-cell>
        </table:table-row>
        <table:table-row table:style-name="ro1">
          <table:table-cell/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: small,few: animal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: small,few: animal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ire,heat,h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.ruler,king,lord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ldier: person: war,fight,battle: lead,leader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evite</text:p>
          </table:table-cell>
        </table:table-row>
        <table:table-row table:style-name="ro1">
          <table:table-cell/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ime,w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w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eye,see: deceive,deception,false,lead_astray,l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yes,correc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dom: crown,ruler,king,lord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: island: wet,water: land,ground,ear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ow,knowledge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grain,whea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: w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rown,ruler,king,lord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_Mother_of_Jesus</text:p>
          </table:table-cell>
        </table:table-row>
        <table:table-row table:style-name="ro1">
          <table:table-cell/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</text:p>
          </table:table-cell>
        </table:table-row>
        <table:table-row table:style-name="ro1">
          <table:table-cell/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ry: no,not: wet,water: land,ground,earth</text:p>
          </table:table-cell>
          <table:table-cell office:value-type="string" calcext:value-type="string">
            <text:p>Matthias</text:p>
          </table:table-cell>
        </table:table-row>
        <table:table-row table:style-name="ro1">
          <table:table-cell/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ight: very: day,s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lord,ruler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ing: take,bring,carry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ttath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,rest,lie_down: straight</text:p>
          </table:table-cell>
          <table:table-cell office:value-type="string" calcext:value-type="string">
            <text:p>b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up: land,ground,earth</text:p>
          </table:table-cell>
          <table:table-cell office:value-type="string" calcext:value-type="string">
            <text:p>rip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eat:foo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: no,not: nea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 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love,compassi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rd: no,not: sof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goo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book,learn,read: mouth,said,speak</text:p>
          </table:table-cell>
          <table:table-cell office:value-type="string" calcext:value-type="string">
            <text:p>story:news:parable:repo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anointed: king,crown,ruler,lord: mouth,said,speak: near: person</text:p>
          </table:table-cell>
          <table:table-cell office:value-type="string" calcext:value-type="string">
            <text:p>Christ</text:p>
          </table:table-cell>
        </table:table-row>
        <table:table-row table:style-name="ro1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</text:p>
          </table:table-cell>
          <table:table-cell office:value-type="string" calcext:value-type="string">
            <text:p>Midia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,fight,battle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p: soft: village: many: neighbor: house: ne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thought:think:think_opinion:think_wond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ig: ability,can,power: knife,cut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f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love,compassion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ruler,king,lord: silence,quiet: mouth,said,speak: no,not: thi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lthy:wealth</text:p>
          </table:table-cell>
        </table:table-row>
        <table:table-row table:style-name="ro1">
          <table:table-cell/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land,ground,earth: to,forward: around: day,su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gh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man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ift: hand: up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an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uit: mount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: mountai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ak:sai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crow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kill,destroy: knife,cu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seed: grain,wheat: small,few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,tree,wood: village: many: neighbor: house: nea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,plant,wood: good: no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,finish: land,ground,eart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cause,purpose,reason,therefore: know,knowledge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kind,kindness: love,compassion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yes,correc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: forward,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ophet: person: prophesy: eye,see: to,forwar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: tho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eye,see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: me,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attle,fight,w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l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ive,for: gift: hand: love,compassion: to,forward</text:p>
          </table:table-cell>
          <table:table-cell office:value-type="string" calcext:value-type="string">
            <text:p>Nathaniel</text:p>
          </table:table-cell>
        </table:table-row>
        <table:table-row table:style-name="ro1">
          <table:table-cell/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h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/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ch: tree: land,ground,eart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have_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ull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eye,se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parable:report</text:p>
          </table:table-cell>
        </table:table-row>
        <table:table-row table:style-name="ro1">
          <table:table-cell/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r,fight,battle: crown,ruler,king,lor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ask,questioned: mouth,said,speak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: land,ground,earth: person: love,compassion: no,no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/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_dow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e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ime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dien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money,wealth,wealth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et,wat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n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ntai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_top_o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one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los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tha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sid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up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no,not: backwar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anima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rt,pain: knife,cut: heart</text:p>
          </table:table-cell>
          <table:table-cell office:value-type="string" calcext:value-type="string">
            <text:p>hurt</text:p>
          </table:table-cell>
        </table:table-row>
        <table:table-row table:style-name="ro1">
          <table:table-cell/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mily: house: love,compassio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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: mouth,said,speak</text:p>
          </table:table-cell>
          <table:table-cell office:value-type="string" calcext:value-type="string">
            <text:p>story:message:news:repo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tand: up: straigh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me:part</text:p>
          </table:table-cell>
        </table:table-row>
        <table:table-row table:style-name="ro1">
          <table:table-cell/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mouth,said,speak: land,ground,earth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festiv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desire,like,want,will: love,compassion: hear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no,not: kill,destroy: knife,cut: pers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back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eous,righteousness: good: work,do: village: many: neighbor: house: nea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:ro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longsuffer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longsuffering:patience</text:p>
          </table:table-cell>
        </table:table-row>
        <table:table-row table:style-name="ro1">
          <table:table-cell/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: hard: soft: no,no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,sleep,lie_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ife,cu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rite</text:p>
          </table:table-cell>
        </table:table-row>
        <table:table-row table:style-name="ro1">
          <table:table-cell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it: no,not: person: day,su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go,travel,trip,journey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fragrant</text:p>
          </table:table-cell>
        </table:table-row>
        <table:table-row table:style-name="ro1">
          <table:table-cell/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: people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ruler,king,lord,crown</text:p>
          </table:table-cell>
          <table:table-cell office:value-type="string" calcext:value-type="string">
            <text:p>permit:all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allow:permis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: thing: person: land,ground,earth: man: crown,ruler,king,lor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horse: village: many: neighbor: house,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ecause,purpose,reason,therefore: know,knowledge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: hand: water,wet: colo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sacrifice: fire,heat,hot: hand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vernor: small,few: crown,king,ruler,lor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cushion</text:p>
          </table:table-cell>
        </table:table-row>
        <table:table-row table:style-name="ro1">
          <table:table-cell/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,song: mouth,said,speak: walk: happy,joy: land,ground,eart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earth:ground:l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pen,writ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:t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/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: dirt,soil,ground_soil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ew: wet,water: land,ground,ear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ney,wealth,wealthy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room: house: part,s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i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can,ability,power: big: knife,cut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ability: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exal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each,teaching: mouth,said,speak: book,learn,read: cros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oney,wealth,wealthy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thing: work,d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hing: han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work,do: good: measu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war,battle,fight</text:p>
          </table:table-cell>
          <table:table-cell office:value-type="string" calcext:value-type="string">
            <text:p>victory:triump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boa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pers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</text:p>
          </table:table-cell>
          <table:table-cell office:value-type="string" calcext:value-type="string">
            <text:p>Prisi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chain,bound,imprisoned,arres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chain,bound,imprisoned,arr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ing,song: mouth,said,speak: wal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vern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man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forward,t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rophesy: eye,see: forward,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,song: mouth,said,speak: dance: walk: happy,joy</text:p>
          </table:table-cell>
          <table:table-cell office:value-type="string" calcext:value-type="string">
            <text:p>song:sing</text:p>
          </table:table-cell>
        </table:table-row>
        <table:table-row table:style-name="ro1">
          <table:table-cell/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ove,compassion: war,fight,batt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art,som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col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reas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/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ire,heat,hot: colo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?</text:p>
          </table:table-cell>
          <table:table-cell office:value-type="string" calcext:value-type="string">
            <text:p>a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/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vernor: small,few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heep: 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hout: big: mouth,said,speak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ud: soft: thing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ing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ain: land,ground,eart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ok:lear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purpo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: work,do</text:p>
          </table:table-cell>
          <table:table-cell office:value-type="string" calcext:value-type="string">
            <text:p>disobedience:disob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stop: hand: end,finis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gift: hand: love,compassion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/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Apelles:counted:cred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: people: straight: love,compassion: frien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water,wet: blood: colo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money,wealth,wealthy</text:p>
          </table:table-cell>
          <table:table-cell office:value-type="string" calcext:value-type="string">
            <text:p>redemp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money,wealth.wealthy</text:p>
          </table:table-cell>
          <table:table-cell office:value-type="string" calcext:value-type="string">
            <text:p>rede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gr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sec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: mouth,said,speak: near: head: fa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anc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</text:p>
          </table:table-cell>
        </table:table-row>
        <table:table-row table:style-name="ro1"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news:parab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eep:lie_dow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because,reason,purpose,therefore: know,knowledge: ?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</text:p>
          </table:table-cell>
        </table:table-row>
        <table:table-row table:style-name="ro1">
          <table:table-cell/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appe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: righteous,righteousness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: knife,cut: all,who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hoose: love,compassion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l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er: cros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!: time,whe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ness:righteo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god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</text:p>
          </table:table-cell>
        </table:table-row>
        <table:table-row table:style-name="ro1">
          <table:table-cell/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grow,growth,ripen: up: land,ground,earth</text:p>
          </table:table-cell>
          <table:table-cell office:value-type="string" calcext:value-type="string">
            <text:p>ripe:matu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grow:growt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e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:pa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: soft: no,not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: hand: big: knife: village: many: neighbor: house: nea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part,som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sun,da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no,not: smooth: good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lood: red: hand: wet,water: colo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own:king:lor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v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riend: person: love,compassi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rest,sleep,lie_dow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,heat,hot: hand: love,compassi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ie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no,not: 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ak:mout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godly:righteous_person</text:p>
          </table:table-cell>
        </table:table-row>
        <table:table-row table:style-name="ro1">
          <table:table-cell/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ecause,purpose,reason,therefore: know,knowledge:?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; rest,lie_down,sleep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hill: small: mount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leep,rest,lie_down: love,compass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d: crown,ruler,king,lord: man: love,compassion: very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: tow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: tower: perso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qual</text:p>
          </table:table-cell>
        </table:table-row>
        <table:table-row table:style-name="ro1">
          <table:table-cell/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: island: wet,wat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r,ear: god: crown,ruler,king,lord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y: perso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o,not: good: spirit: person</text:p>
          </table:table-cell>
          <table:table-cell office:value-type="string" calcext:value-type="string">
            <text:p>Beelzebul</text:p>
          </table:table-cell>
        </table:table-row>
        <table:table-row table:style-name="ro1">
          <table:table-cell/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rescue</text:p>
          </table:table-cell>
        </table:table-row>
        <table:table-row table:style-name="ro1">
          <table:table-cell/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very: help: straight: peopl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up: forward,to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e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insec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writer:author</text:p>
          </table:table-cell>
        </table:table-row>
        <table:table-row table:style-name="ro1">
          <table:table-cell/>
          <table:table-cell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Bible:Scrip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/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ater,wet: house: c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ater,wet: plant,tree,woo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,river: ocean,sea: big: wet,wat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los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eye,s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,quiet: mouth,said,speak: no,not: ear,hear</text:p>
          </table:table-cell>
          <table:table-cell office:value-type="string" calcext:value-type="string">
            <text:p>whisper</text:p>
          </table:table-cell>
        </table:table-row>
        <table:table-row table:style-name="ro1">
          <table:table-cell/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/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w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y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: eye,see: day,sun: village: many: neighbor: house: nea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,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ave: hand: 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o,forwar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lus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split:divide:division</text:p>
          </table:table-cell>
        </table:table-row>
        <table:table-row table:style-name="ro1">
          <table:table-cell/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ld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anch: plant,tree,woo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erve: love,compassion: work,d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eckon,call: mouth,said,speak: nea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: needl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ar: pers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lust:sensual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un,d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good: me,i</text:p>
          </table:table-cell>
          <table:table-cell office:value-type="string" calcext:value-type="string">
            <text:p>humilia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friend: perso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ife,cut: hair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: thing: .: neck: face: village: many: neighbor: house: ne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: me,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no,not: god: crown,ruler,lord,king: love,compassion: m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: sof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appear:reve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disea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h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breath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thing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lant,tree,woo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eon</text:p>
          </table:table-cell>
        </table:table-row>
        <table:table-row table:style-name="ro1">
          <table:table-cell/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</text:p>
          </table:table-cell>
          <table:table-cell office:value-type="string" calcext:value-type="string">
            <text:p>Simon(Jesus’s_brother)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ighteous,righteousness: good: work,do</text:p>
          </table:table-cell>
          <table:table-cell office:value-type="string" calcext:value-type="string">
            <text:p>sinfu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ighteous,roghteousness: good: work,do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song:Psal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ighteous,righteousness: good: person: work,d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e_down:r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o,forwar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w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many: small,few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leas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se</text:p>
          </table:table-cell>
        </table:table-row>
        <table:table-row table:style-name="ro1">
          <table:table-cell/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ire,hot,he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good: straigh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,hot,heat: village: many: neighbor: house: ne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dirt:ground_so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foreigner:genti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ar,fight,bat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sdom,wise: know,knowledge: o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me:par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: son: love,compassion: .: m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Psalm:s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,travel,trip,journey: with: equal,sam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lp: straight: people: god: crown,ruler,king,lord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to_pla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seed: grain,wheat: small,few</text:p>
          </table:table-cell>
          <table:table-cell office:value-type="string" calcext:value-type="string">
            <text:p>farm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rth:ground:land:pla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th:sai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bu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pers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o,forward: wet,wate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vide:division:separat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up,drin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ic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v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straigh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ginn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: no,not: you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oney,wealth,wealthy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end,fin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eat,food,meal: mouth,said,speak: thing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</text:p>
          </table:table-cell>
          <table:table-cell office:value-type="string" calcext:value-type="string">
            <text:p>message:news:parable:repor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: knife,cut: person: no,not: blood: hand: wet,wat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v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can,ability,power: big: knife,cu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o,not: goo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o,not: good: thing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urt,pain: knife,cut: hear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fire,heat,ho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d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good: flow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cross: scripture,bible,word of god: bui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: good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,day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,journey,travel,trip: building</text:p>
          </table:table-cell>
          <table:table-cell office:value-type="string" calcext:value-type="string">
            <text:p>ten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bring:carry</text:p>
          </table:table-cell>
        </table:table-row>
        <table:table-row table:style-name="ro1">
          <table:table-cell/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ru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: small,few: net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bric,clothing: 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ney,wealth,wealth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crown,ruler,king,lord: money,wealth,wealth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book,read,lear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building</text:p>
          </table:table-cell>
          <table:table-cell office:value-type="string" calcext:value-type="string">
            <text:p>chu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,travel,trip,journey: building</text:p>
          </table:table-cell>
          <table:table-cell office:value-type="string" calcext:value-type="string">
            <text:p>tabernacle</text:p>
          </table:table-cell>
        </table:table-row>
        <table:table-row table:style-name="ro1">
          <table:table-cell/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at: sheep: bone: 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deceive,deception.false,lead_astray,lie: no,not: good: meas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stioned,ask: mouth,said,speak: ?: o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witness</text:p>
          </table:table-cell>
        </table:table-row>
        <table:table-row table:style-name="ro1">
          <table:table-cell/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ft: hear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gift: hand: love,compassion</text:p>
          </table:table-cell>
          <table:table-cell office:value-type="string" calcext:value-type="string">
            <text:p>grateful:gratitud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/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iend: person: love,compass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because:purpose:reason</text:p>
          </table:table-cell>
        </table:table-row>
        <table:table-row table:style-name="ro1">
          <table:table-cell/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eceive,deception,false,lead_astray,lie: no,not: good: measur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robb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_opinion:think_wonder</text:p>
          </table:table-cell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wonder</text:p>
          </table:table-cell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opin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me,equa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mind:think:think_opinion:think_wond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,division,separate,split: grain,whe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split,divide,division,separate: grain,whe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chair,si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sto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e,smell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stream,river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ive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t</text:p>
          </table:table-cell>
        </table:table-row>
        <table:table-row table:style-name="ro1">
          <table:table-cell/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ove compassion: blind: no,not: eye,se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/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onor: crown,ruler,king,lord: sw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l: hand: happy,joy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war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clot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sow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gathered_peop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hings</text:p>
          </table:table-cell>
          <table:table-cell office:value-type="string" calcext:value-type="string">
            <text:p>gathered_thing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bric,clothing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han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: no,not: soft: land,ground,earth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ati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ip:go:journe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:plant</text:p>
          </table:table-cell>
        </table:table-row>
        <table:table-row table:style-name="ro1">
          <table:table-cell/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: to,forward: hand: equal: land,ground,earth: church,temple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amily: house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e:persecution</text:p>
          </table:table-cell>
        </table:table-row>
        <table:table-row table:style-name="ro1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:journey:trav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victory:prevail</text:p>
          </table:table-cell>
        </table:table-row>
        <table:table-row table:style-name="ro1">
          <table:table-cell/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ook read,lear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: no,not: goo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table:style-name="ce4"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easure</text:p>
          </table:table-cell>
          <table:table-cell office:value-type="string" calcext:value-type="string">
            <text:p>truth: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thing: mouth,said,spea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truth: good: measu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easure</text:p>
          </table:table-cell>
          <table:table-cell table:style-name="ce4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work,do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nge</text:p>
          </table:table-cell>
        </table:table-row>
        <table:table-row table:style-name="ro1">
          <table:table-cell/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: equal,same: small,few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ad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t,pain: knife,cut: heart: village: many: neighbor;house;ne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doub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: dow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i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time,whe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e,eye: sun,da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futile</text:p>
          </table:table-cell>
        </table:table-row>
        <table:table-row table:style-name="ro1">
          <table:table-cell/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hild: small,few: person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wor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ackward: money,wealth,wealth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prevail:triump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up: plant,tree,woo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it: land,ground,earth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,clean: wet,water: good: w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rest,sleep,lie_down</text:p>
          </table:table-cell>
          <table:table-cell office:value-type="string" calcext:value-type="string">
            <text:p>drea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co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ear,h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: person: straight: time,whe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tle:f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ure,clean: wet,water: goo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ma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towe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: wet,wate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h:ro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strong: hand: can,ability,power: big: knife,cu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lthy:mone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ey:wealt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: love,compassion: man: woma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ven: day,su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hol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ask,questioned: mouth,said,speak: ?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i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ask,questioned: mouth,said,speak: ?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et,silence: mouth,said,speak: no,not: ear,hear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ol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ask,questioned: mouth,said,speak: ?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ause,purpose,reason,therefore: know,knowledge: ask,questioned: mouth,said,speak: ?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no,no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est,sleep,lie down: love,compas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no,not: plant,tree,wood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/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 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ire:like:wan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o,forward: ai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frui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</table:table-row>
        <table:table-row table:style-name="ro1">
          <table:table-cell/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air: too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cold: no,not: fire,heat,ho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: equal,sam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testimo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t:tre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.ruler,king,lord: bible,scripture,word_of_god: book,learn,read: cros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Bible:Scriptu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sna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afraid:fea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an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exalt:prai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val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value:wort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ang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author:scrib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king,ruler,lord: ma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around: sun,da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too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ime,w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ure,clean: wet,water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d,grieve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ther: l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d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ight: very: sun,day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ed: wheat,grain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nder: mouth,said,speak: storm: bad: no,not: good: spirit: person</text:p>
          </table:table-cell>
          <table:table-cell/>
        </table:table-row>
        <table:table-row table:style-name="ro1" table:number-rows-repeated="104712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allmerged.A1:allmerged.H144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5.2" svg:font-family="SUN5.2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5:28:50.1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7T15:29:55.596000000</dc:date>
    <meta:editing-duration>PT1M40S</meta:editing-duration>
    <meta:editing-cycles>2</meta:editing-cycles>
    <meta:generator>LibreOffice/6.2.0.3$Windows_X86_64 LibreOffice_project/98c6a8a1c6c7b144ce3cc729e34964b47ce25d62</meta:generator>
    <meta:document-statistic meta:table-count="1" meta:cell-count="9877" meta:object-count="0"/>
  </office:meta>
</office:document-meta>
</file>